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MLByteStreamCompiler.startDTD( String name , String publicId , String syste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XMLByteStreamCompiler.startElement( String namespaceURI , String localName , String qName , Attributes at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XMLByteStreamCompil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XMLByteStreamCompiler.AbstractXMLByteStreamComp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XMLByteStreamCompiler.writeString( final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XMLByteStreamCompil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XMLByteStreamCompiler.endElement( String namespace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XMLByteStreamCompiler.init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XMLByteStreamCompiler.ignorableWhitespace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XMLByteStreamCompiler.startPrefixMapping( java . lang . String prefix , java . lang .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XMLByteStreamCompiler.writeEvent( final i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ByteStreamCompiler.writeChars( final char [ ] ch , final int start , final int lengt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5">
            <text:p text:style-name="Table_20_Contents">4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AbstractXMLByteStreamCompiler.writeAttributes( final int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XMLByteStreamCompil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XMLByteStreamCompi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ByteStreamCompil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ByteStreamCompiler.writePro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XMLByteStreamCompil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XMLByteStreamCompiler.skippedEntity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XMLByteStreamCompil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ByteStreamCompil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XMLByteStreamCompi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XMLByteStreamCompiler.setDocumentLocator( Locator loc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XMLByteStreamCompil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ByteStreamCompiler.comment( char ary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XMLByteStreamCompil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